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serif" svg:font-family="serif"/>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Cantarell" fo:font-size="11pt" fo:font-weight="bold" officeooo:rsid="001967c3" officeooo:paragraph-rsid="001967c3" style:font-name-asian="Noto Sans CJK SC" style:font-size-asian="11pt" style:font-weight-asian="bold" style:font-name-complex="Droid Sans Devanagari" style:font-size-complex="11pt" style:font-weight-complex="bold"/>
    </style:style>
    <style:style style:name="P2" style:family="paragraph" style:parent-style-name="Heading_20_1">
      <style:text-properties style:font-name="Cantarell" fo:font-size="11pt" officeooo:rsid="001e904f" officeooo:paragraph-rsid="001e904f" style:font-size-asian="11pt" style:font-size-complex="11pt"/>
    </style:style>
    <style:style style:name="P3" style:family="paragraph" style:parent-style-name="Standard">
      <style:text-properties style:font-name="Cantarell" fo:font-size="11pt" style:font-size-asian="11pt" style:font-size-complex="11pt"/>
    </style:style>
    <style:style style:name="P4" style:family="paragraph" style:parent-style-name="Text_20_body">
      <style:text-properties style:font-name="Cantarell" fo:font-size="11pt" style:font-size-asian="11pt" style:font-size-complex="11pt"/>
    </style:style>
    <style:style style:name="P5" style:family="paragraph" style:parent-style-name="Text_20_body">
      <style:text-properties style:font-name="Cantarell" fo:font-size="11pt" officeooo:paragraph-rsid="001967c3" style:font-size-asian="11pt" style:font-size-complex="11pt"/>
    </style:style>
    <style:style style:name="P6" style:family="paragraph" style:parent-style-name="Text_20_body">
      <style:text-properties style:font-name="Cantarell" fo:font-size="11pt" officeooo:paragraph-rsid="001782cd" style:font-size-asian="11pt" style:font-size-complex="11pt"/>
    </style:style>
    <style:style style:name="P7" style:family="paragraph" style:parent-style-name="Text_20_body" style:list-style-name="L1">
      <style:text-properties style:font-name="Cantarell" fo:font-size="11pt" style:font-size-asian="11pt" style:font-size-complex="11pt"/>
    </style:style>
    <style:style style:name="P8" style:family="paragraph" style:parent-style-name="Text_20_body">
      <style:text-properties style:font-name="Cantarell" fo:font-size="11pt" officeooo:rsid="001a8d94" officeooo:paragraph-rsid="001a8d94" style:font-size-asian="11pt" style:font-size-complex="11pt"/>
    </style:style>
    <style:style style:name="P9" style:family="paragraph" style:parent-style-name="Text_20_body">
      <style:text-properties style:font-name="Cantarell" fo:font-size="11pt" officeooo:rsid="001af3fa" officeooo:paragraph-rsid="001af3fa" style:font-size-asian="11pt" style:font-size-complex="11pt"/>
    </style:style>
    <style:style style:name="P10" style:family="paragraph" style:parent-style-name="Text_20_body">
      <style:text-properties style:font-name="Cantarell" fo:font-size="11pt" officeooo:rsid="001be32f" officeooo:paragraph-rsid="001be32f" style:font-size-asian="11pt" style:font-size-complex="11pt"/>
    </style:style>
    <style:style style:name="P11" style:family="paragraph" style:parent-style-name="Text_20_body">
      <style:text-properties style:font-name="Cantarell" fo:font-size="11pt" officeooo:rsid="001d3828" officeooo:paragraph-rsid="001d3828" style:font-size-asian="11pt" style:font-size-complex="11pt"/>
    </style:style>
    <style:style style:name="P12" style:family="paragraph" style:parent-style-name="Text_20_body">
      <style:paragraph-properties fo:text-align="justify" style:justify-single-word="false"/>
      <style:text-properties style:font-name="Cantarell" fo:font-size="11pt" style:font-size-asian="11pt" style:font-size-complex="11pt"/>
    </style:style>
    <style:style style:name="P13" style:family="paragraph" style:parent-style-name="Text_20_body">
      <style:text-properties style:font-name="Cantarell" fo:font-size="11pt" officeooo:paragraph-rsid="001d3828" style:font-size-asian="11pt" style:font-size-complex="11pt"/>
    </style:style>
    <style:style style:name="P14" style:family="paragraph" style:parent-style-name="Text_20_body">
      <style:text-properties style:font-name="Cantarell" fo:font-size="11pt" officeooo:rsid="001e904f" officeooo:paragraph-rsid="001e904f" style:font-size-asian="11pt" style:font-size-complex="11pt"/>
    </style:style>
    <style:style style:name="P15" style:family="paragraph" style:parent-style-name="Text_20_body">
      <style:text-properties style:font-name="Cantarell" fo:font-size="11pt" officeooo:rsid="00206cd6" officeooo:paragraph-rsid="00206cd6" style:font-size-asian="11pt" style:font-size-complex="11pt"/>
    </style:style>
    <style:style style:name="P16" style:family="paragraph" style:parent-style-name="Text_20_body">
      <style:text-properties style:font-name="Cantarell" fo:font-size="11pt" officeooo:rsid="002253da" officeooo:paragraph-rsid="002253da" style:font-size-asian="11pt" style:font-size-complex="11pt"/>
    </style:style>
    <style:style style:name="P17" style:family="paragraph" style:parent-style-name="Text_20_body">
      <style:text-properties officeooo:rsid="001e904f" officeooo:paragraph-rsid="001e904f"/>
    </style:style>
    <style:style style:name="P18" style:family="paragraph" style:parent-style-name="Text_20_body">
      <style:text-properties officeooo:paragraph-rsid="00206cd6"/>
    </style:style>
    <style:style style:name="P19" style:family="paragraph" style:parent-style-name="Text_20_body" style:list-style-name="L1">
      <style:paragraph-properties fo:margin-top="0cm" fo:margin-bottom="0cm" loext:contextual-spacing="false"/>
      <style:text-properties style:font-name="Cantarell" fo:font-size="11pt" style:font-size-asian="11pt" style:font-size-complex="11pt"/>
    </style:style>
    <style:style style:name="T1" style:family="text">
      <style:text-properties style:font-name="sans-serif"/>
    </style:style>
    <style:style style:name="T2" style:family="text">
      <style:text-properties style:font-name="sans-serif" fo:font-size="7.5pt"/>
    </style:style>
    <style:style style:name="T3" style:family="text">
      <style:text-properties style:font-name="sans-serif" fo:font-size="7.5pt" style:font-size-asian="11pt" style:font-size-complex="11pt"/>
    </style:style>
    <style:style style:name="T4" style:family="text">
      <style:text-properties style:font-name="sans-serif" fo:font-size="7.5pt" officeooo:rsid="001d3828" style:font-size-asian="11pt" style:font-size-complex="11pt"/>
    </style:style>
    <style:style style:name="T5" style:family="text">
      <style:text-properties style:font-name="sans-serif" fo:font-size="7.5pt" officeooo:rsid="00206cd6" style:font-size-asian="11pt" style:font-size-complex="11pt"/>
    </style:style>
    <style:style style:name="T6" style:family="text">
      <style:text-properties style:font-name="sans-serif" fo:font-size="10.5pt"/>
    </style:style>
    <style:style style:name="T7" style:family="text">
      <style:text-properties style:font-name="sans-serif" fo:font-size="9pt"/>
    </style:style>
    <style:style style:name="T8" style:family="text">
      <style:text-properties style:font-name="sans-serif" fo:font-size="9pt" officeooo:rsid="00206cd6" style:font-size-asian="11pt" style:font-size-complex="11pt"/>
    </style:style>
    <style:style style:name="T9" style:family="text">
      <style:text-properties style:font-name="sans-serif" fo:font-size="12pt"/>
    </style:style>
    <style:style style:name="T10" style:family="text">
      <style:text-properties style:font-name="sans-serif" fo:font-size="12pt" officeooo:rsid="00206cd6" style:font-size-asian="11pt" style:font-size-complex="11pt"/>
    </style:style>
    <style:style style:name="T11" style:family="text">
      <style:text-properties style:font-name="sans-serif" fo:font-size="11.25pt"/>
    </style:style>
    <style:style style:name="T12" style:family="text">
      <style:text-properties style:font-name="sans-serif" fo:font-size="11.25pt" officeooo:rsid="00206cd6" style:font-size-asian="11pt" style:font-size-complex="11pt"/>
    </style:style>
    <style:style style:name="T13" style:family="text">
      <style:text-properties style:font-name="sans-serif" fo:font-size="13.5pt"/>
    </style:style>
    <style:style style:name="T14" style:family="text">
      <style:text-properties style:font-name="sans-serif" officeooo:rsid="001d3828"/>
    </style:style>
    <style:style style:name="T15" style:family="text">
      <style:text-properties style:font-name="sans-serif" officeooo:rsid="00206cd6"/>
    </style:style>
    <style:style style:name="T16" style:family="text">
      <style:text-properties style:font-name="sans-serif" fo:font-size="11pt" style:font-size-asian="11pt" style:font-size-complex="11pt"/>
    </style:style>
    <style:style style:name="T17" style:family="text">
      <style:text-properties style:font-name="sans-serif" fo:font-size="11pt" officeooo:rsid="001d3828" style:font-size-asian="11pt" style:font-size-complex="11pt"/>
    </style:style>
    <style:style style:name="T18" style:family="text">
      <style:text-properties style:font-name="sans-serif" fo:font-size="11pt" officeooo:rsid="00206cd6" style:font-size-asian="11pt" style:font-size-complex="11pt"/>
    </style:style>
    <style:style style:name="T19" style:family="text">
      <style:text-properties style:text-position="-33% 80%"/>
    </style:style>
    <style:style style:name="T20" style:family="text">
      <style:text-properties officeooo:rsid="001d3828"/>
    </style:style>
    <style:style style:name="T21" style:family="text">
      <style:text-properties style:font-name="serif"/>
    </style:style>
    <style:style style:name="T22" style:family="text">
      <style:text-properties style:font-name="serif" fo:font-size="7.5pt" style:font-size-asian="11pt" style:font-size-complex="11pt"/>
    </style:style>
    <style:style style:name="T23" style:family="text">
      <style:text-properties officeooo:rsid="00206cd6"/>
    </style:style>
    <style:style style:name="T24" style:family="text">
      <style:text-properties fo:font-size="11pt" style:font-size-asian="11pt" style:font-size-complex="11pt"/>
    </style:style>
    <style:style style:name="T25" style:family="text">
      <style:text-properties fo:font-size="11pt" officeooo:rsid="001d3828" style:font-size-asian="11pt" style:font-size-complex="11pt"/>
    </style:style>
    <style:style style:name="T26" style:family="text">
      <style:text-properties fo:font-size="11pt" officeooo:rsid="00206cd6" style:font-size-asian="11pt" style:font-size-complex="11pt"/>
    </style:style>
    <style:style style:name="T27" style:family="text">
      <style:text-properties style:font-name="Cantarell" fo:font-size="11pt" style:font-size-asian="11pt" style:font-size-complex="11pt"/>
    </style:style>
    <style:style style:name="T28" style:family="text">
      <style:text-properties style:font-name="Cantarell" fo:font-size="11pt" officeooo:rsid="001d3828" style:font-size-asian="11pt" style:font-size-complex="11pt"/>
    </style:style>
    <style:style style:name="T29" style:family="text">
      <style:text-properties style:font-name="Cantarell" fo:font-size="11pt" officeooo:rsid="00206cd6"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 articoli:</text:h>
      <text:p text:style-name="P5"/>
      <text:p text:style-name="P8">(fonte: reasearchgate)</text:p>
      <text:p text:style-name="P6">Nowadays urban mobility plays an important role in modern cities for route planning, navigation, and other mobility services. Taxi industry is a recognizable type of transportation systems, both in economic and mobility terms. The most important objective for any taxi company and driver are to minimize the vacant driving time and maximize their revenue.</text:p>
      <text:p text:style-name="P8">(fonte: PUMS)</text:p>
      <text:p text:style-name="P6">Nella definizione formulata nel Decreto. Il PUMS « … è uno strumento di pianificazione strategica che, in un orizzonte temporale di medio-lungo periodo (10 anni), sviluppa una visione di sistema della mobilità urbana – preferibilmente riferita all'area della Città metropolitana, laddove definita - proponendo il raggiungimento di obiettivi di sostenibilità ambientale, sociale ed economica attraverso la definizione di azioni orientate a migliorare l'efficacia e l'efficienza del sistema della mobilità e la sua integrazione con l'assetto e gli sviluppi urbanistici e territoriali».<text:line-break/>I macro-obiettivi, da raggiugere entro la validità del PUMS (10 anni) rispondono a interessi generali di efficacia ed efficienza del sistema di mobilità e di sostenibilità sociale, economica ed ambientale.</text:p>
      <text:p text:style-name="P4">Essi sono individuati dal Decreto MIT del 4 agosto 2017 ed appartenenti a quattro aree di interesse:</text:p>
      <text:list xml:id="list346793919" text:style-name="L1">
        <text:list-item>
          <text:p text:style-name="P19">Efficacia ed efficienza del sistema di mobilità </text:p>
        </text:list-item>
        <text:list-item>
          <text:p text:style-name="P19">Sostenibilità energetica ed ambientale </text:p>
        </text:list-item>
        <text:list-item>
          <text:p text:style-name="P19">Sicurezza della mobilità stradale </text:p>
        </text:list-item>
        <text:list-item>
          <text:p text:style-name="P7">Sostenibilità socio-economica </text:p>
        </text:list-item>
      </text:list>
      <text:p text:style-name="P8">fonte(http://geoportale.comune.torino.it/web/sites/default/files/mediafiles/pums_all1_linee_indirizzo_3.pdf)</text:p>
      <text:p text:style-name="P6">Il tema dell’accessibilità urbana - insieme delle caratteristiche spaziali, distributive, organizzative e gestionali in grado di permettere la mobilità ed un agevole uso, in condizioni di sicurezza ed autonomia, degli spazi e delle infrastrutture della città da parte di qualsiasi persona - è oggi centrale nella pianificazione del sistema della mobilità. Il sistema della mobilità urbana dovrebbe consentire a ciascuno l'esercizio del proprio diritto a muoversi, senza gravare, per quanto possibile, sulla collettività in termini di inquinamento atmosferico, acustico, di congestione e incidentalità. </text:p>
      <text:p text:style-name="P6">A Torino, città con circa 900.000 abitanti e un territorio di 130 Kmq, il tasso di motorizzazione è 0,62 (2 auto ogni 3 abitanti), uno dei più alti in Italia. L’area metropolitana torinese (Torino + 31 comuni) conta circa 1.530.000 abitanti per una superficie territoriale di 837 kmq. Nel 2006, gli spostamenti individuali giornalieri nell’area metropolitana ammontano a 3.764.000 (+ 9% rispetto al 2004), di cui 2.537.000 motorizzati, pari al 67% del totale. Ogni giorno entrano a Torino circa 220.000 auto (15% in più del 2004), dalla città ne escono circa 136.000 (18% in più del 2004), mentre circa 450.000 auto si muovono all’interno della città (18% in più del 2004). (Agenzia per la Mobilità Metropolitana Torino, Indagine sulla mobilità delle persone e sulla qualità dei trasporti.2006</text:p>
      <text:p text:style-name="P6">Studi dell’Unione Europea prevedono che, nei prossimi decenni, la mobilità di persone e merci sia destinata ad un ulteriore aumento. Questa continua crescita provoca però una pluralità di impatti <text:soft-page-break/>ambientali e territoriali negativi, definibili come esternalità negative: inquinamento atmosferico e acustico, emissioni climalteranti, congestione urbana, consumo di suolo per la costruzione di infrastrutture. Il congestionamento del traffico e le difficoltà di mobilità sia in ambiente urbano che extraurbano costituiscono esperienza comune e generano importanti ricadute sulla qualità della vita dei singoli e diseconomie sul sistema produttivo e sociale. </text:p>
      <text:p text:style-name="P6">La progettazione integrata del sistema dei trasporti con la pianificazione urbanistico-economica costituisce una componente significativa per generare un miglioramento complessivo della vivibilità del territorio urbano. </text:p>
      <text:p text:style-name="P6"/>
      <text:p text:style-name="P8">(fonte: <text:a xlink:type="simple" xlink:href="https://protectaweb.it/mobilita-e-trasporti/mobilita-sostenibile/la-mobilita-urbana-in-italia-la-ricerca-di-modelli-sostenibili/" text:style-name="Internet_20_link" text:visited-style-name="Visited_20_Internet_20_Link">https://protectaweb.it/mobilita-e-trasporti/mobilita-sostenibile/la-mobilita-urbana-in-italia-la-ricerca-di-modelli-sostenibili/</text:a>)</text:p>
      <text:p text:style-name="P8">oltre il 60% dei cittadini dell’UE vive in ambiente urbano (città con oltre 10.000 abitanti) e poco meno dell’85% del prodotto interno lordo comunitario proviene dalle città. Le città sono quindi il motore dell’economia europea: attraggono investimenti, producono ricchezza, sviluppano tecnologie e innovazione, assicurano la creazione di posti di lavoro, compresi quelli più qualificati. Allo stesso tempo, tuttavia, l’addensamento delle attività economiche nelle aree urbane, insieme al consolidarsi di stili di mobilità dei cittadini sempre più frammentati, ha prodotto negli ultimi anni una crescita generalizzata della domanda di trasporto delle persone e delle merci, soddisfatta in larga parte da mezzi privati di locomozione.</text:p>
      <text:p text:style-name="P12">L’aumento esponenziale del traffico nei centri cittadini è l’inevitabile deriva di questa dinamica, con effetti dirompenti sulla vivibilità degli ambienti urbani in termini di congestione (perdita di tempo, stress) e di inquinamento ambientale. Sempre secondo i dati riportati dal Libro Verde ogni anno l’economia europea perde circa 100 miliardi di euro, ovvero l’1% del Pil, a causa della congestione nelle città. Inoltre, il traffico urbano genera il 40% delle emissioni di CO<text:span text:style-name="T19">2</text:span> e il 70% delle altre emissioni inquinanti prodotte dagli autoveicoli; e determina circa un terzo di tutti gli incidenti mortali, a danno soprattutto di pedoni e ciclisti.</text:p>
      <text:p text:style-name="P9">(fonte: https://elettricomagazine.it/emobility/mobilita-urbana-rapporto-mobilitaria-2020/)</text:p>
      <text:p text:style-name="P9">Con ogni probabilità, i cittadini saranno infatti più propensi a utilizzare i mezzi privati, considerati più sicuri da un punto di vista sanitario, a discapito dei trasporti pubblici.</text:p>
      <text:p text:style-name="P9">Dal Rapporto MobilitAria emerge che nel corso del 2019 la qualità dell’aria è leggermente migliorata rispetto all’anno precedente. Nel quadro generale, permangono tuttavia valori critici che non sono sufficienti a garantire il rispetto dei limiti normativi in vigore.</text:p>
      <text:p text:style-name="Text_20_body"><text:span text:style-name="T27">Nel </text:span><text:span text:style-name="Strong_20_Emphasis"><text:span text:style-name="T27">periodo di lockdown</text:span></text:span><text:span text:style-name="T27">, invece, complice il blocco del traffico, si è registrato un netto calo dell’inquinamento, in particolar modo per il crollo del </text:span><text:span text:style-name="Strong_20_Emphasis"><text:span text:style-name="T27">biossido di azoto (NO2)</text:span></text:span><text:span text:style-name="T27">.</text:span></text:p>
      <text:p text:style-name="P4">Con l’avvio della Fase 2, l’auto è tornata a crescere e si è registrato un incremento della mobilità a piedi, in bicicletta e mediante la micromobilità, anche in Sharing. I trasporti pubblici hanno di contro evidenziato una certa difficoltà a rendere fattibile il distanziamento sociale necessario per fronteggiare l’epidemia.</text:p>
      <text:p text:style-name="Text_20_body"><text:soft-page-break/><text:span text:style-name="T27">Secondo lo studio, il vero banco di prova per la </text:span><text:span text:style-name="Strong_20_Emphasis"><text:span text:style-name="T27">mobilità urbana post-lockdown</text:span></text:span><text:span text:style-name="T27"> si verificherà tuttavia a settembre con la riapertura delle scuole e di molte altre attività. Solo allora si potrà capire se si riuscirà effettivamente a non congestionare le città di traffico veicolare, rumore e inquinamento.</text:span></text:p>
      <text:p text:style-name="P9">(fonte: https://www.octotelematics.com/it/prodotti/geographic-vehicle-flows-2/)</text:p>
      <text:p text:style-name="P9">Conoscere lo stato del traffico in base ai “Floating Car Data” (FCD) – sia i dati di traffico in tempo reale , sia quello previsto – è fondamentale per attuare politiche di mobilità urbana e progettare i flussi dei veicoli in diverse aree geografiche e fasce orarie.</text:p>
      <text:p text:style-name="P4">La lunghezza e la durata medie dei viaggi consentono la valutazione della matrice di origine e di destinazione, punto di concentrazione del traffico, punti di sosta, e movimenti sistematici verso quelli non sistematici, al fine di dedurre le esigenze di mobilità future. </text:p>
      <text:p text:style-name="P4">L’enorme quantità di dati ottenuti, basata sulla rappresentatività del campione, è fondamentale per garantire una progettazione affidabile del fenomeno attraverso metodologie che consentano un’elevata risoluzione spaziale e temporale.</text:p>
      <text:p text:style-name="P9">(fonte: <text:a xlink:type="simple" xlink:href="https://www.fing.edu.uy/~renzom/msc/uploads/msc-thesis.pdf" text:style-name="Internet_20_link" text:visited-style-name="Visited_20_Internet_20_Link">https://www.fing.edu.uy/~renzom/msc/uploads/msc-thesis.pdf</text:a>)</text:p>
      <text:p text:style-name="P9">ABSTRACTTransportation systems play a major role in modern urban contexts, wherecitizens are expected to travel in order to engage in social and economic ac-tivities. Understanding the interaction between citizens and transportationsystems is crucial for policy-makers that aim to improve mobility in a city.Within the novel paradigm of smart cities, modern urban transportation sys-tems incorporate technologies that generate huge volumes of data in real time,which can be processed to extract valuable information about the mobility ofcitizens.</text:p>
      <text:p text:style-name="P10">(fonte: https://ieeexplore.ieee.org/abstract/document/8612931)</text:p>
      <text:p text:style-name="P10">One of the main applications of urban traffic analysis lies in detecting anomalies from the traffic data. A useful way of detecting anomalies in urban traffic data is by utilizing outlier detection techniques. An outlier is defined as an observation (or a set of observations) which appears to be inconsistent with the remainder of that set of data.</text:p>
      <text:p text:style-name="P10">Within each category we outline the basic anomaly detection technique, along with its variants and present key assumptions, to differentiate between normal and anomalous behavior.</text:p>
      <text:p text:style-name="P11">(fonte: https://arxiv.org/pdf/1901.03407.pdf)</text:p>
      <text:p text:style-name="P11">Motivation and Challenges: Deep anomaly detection (DAD) techniques</text:p>
      <text:p text:style-name="P11">•Performance of traditional algorithms in detecting outliers is sub-optimal on the image (e.g. medical images)and sequence datasets since it fails to capture complex structures in the data.</text:p>
      <text:p text:style-name="P11">•Need for large-scale anomaly detection: As the volume of data increases let’s say to gigabytes then, it be-comes nearly impossible for the traditional methods to scale to such large scale data to find outliers.</text:p>
      <text:p text:style-name="P11">•Deep anomaly detection (DAD) techniques learn hierarchical discriminative features from data. This au-tomatic feature learning capability eliminates the need of developing manual features by domain experts,therefore advocates to solve the problem end-to-end taking raw input data in domains such as text and speechrecognition.</text:p>
      <text:p text:style-name="P11"><text:soft-page-break/>•The boundary between normal and anomalous (erroneous) behavior is often not precisely defined in severaldata domains and is continually evolving. This lack of well-defined representative normal boundary poseschallenges for both conventional and deep learning-based algorithms.</text:p>
      <text:p text:style-name="P13"><text:span text:style-name="T20">Data recorded continuously over duration is known as time series. Time series data can be broadly classified intounivariate and multivariate time series. In case of univariate time series, only single variable (or feature) varies overtime. For instance, the data collected from a temperature sensor within the room for each second is an uni-variatetime series data. A multivariate time series consists several variables (or features) which change over time. An ac-celerometer which produces three-dimensional data for every second one for each axis(x, y, z)is a perfect exampleof multivariate time series data. In the literature, types of anomalies in univariate and multivariate time series are cat-egorized into following groups: (1) Point Anomalies. 8.4.1 (2) Contextual Anomalies 8.4.2 (3) Collective Anomalies </text:span></text:p>
      <text:p text:style-name="P13">In recent times, many deep learning models have been proposed for detecting anomalies within univariate andmultivariate time series data as illustrated in Table 16 and Table 17 respectively. Some of the challenges to detectanomalies in time series using deep learning models data are:•Lack of defined pattern in which an anomaly is occurring may be defined.•Noise within the input data seriously affects the performance of algorithms.•As the length of the time series data increases the computational complexity also increases.•Time series data is usually non-stationary, non-linear and dynamically evolving. Hence DAD models shouldbe able to detect anomalies in real time.</text:p>
      <text:p text:style-name="P17"><text:span text:style-name="T28">(</text:span><text:span text:style-name="T27">fonte: </text:span><text:a xlink:type="simple" xlink:href="https://www1.nyc.gov/site/tlc/about/tlc-trip-record-data.page" text:style-name="Internet_20_link" text:visited-style-name="Visited_20_Internet_20_Link"><text:span text:style-name="T27">https://www1.nyc.gov/site/tlc/about/tlc-trip-record-data.page</text:span></text:a><text:span text:style-name="T27">)</text:span></text:p>
      <text:h text:style-name="P2" text:outline-level="1">TLC Trip Record Data</text:h>
      <text:p text:style-name="P4">The yellow and green taxi trip records include fields capturing pick-up and drop-off dates/times, pick-up and drop-off locations, trip distances, itemized fares, rate types, payment types, and driver-reported passenger counts. The data used in the attached datasets were collected and provided to the NYC Taxi and Limousine Commission (TLC) by technology providers authorized under the Taxicab &amp; Livery Passenger Enhancement Programs (TPEP/LPEP). The trip data was not created by the TLC, and TLC makes no representations as to the accuracy of these data.</text:p>
      <text:p text:style-name="P4">The For-Hire Vehicle (“FHV”) trip records include fields capturing the dispatching base license number and the pick-up date, time, and taxi zone location ID (shape file below). These records are generated from the FHV Trip Record submissions made by bases. Note: The TLC publishes base trip record data as submitted by the bases, and we cannot guarantee or confirm their accuracy or completeness. Therefore, this may not represent the total amount of trips dispatched by all TLC-licensed bases. The TLC performs routine reviews of the records and takes enforcement actions when necessary to ensure, to the extent possible, complete and accurate information.</text:p>
      <text:p text:style-name="P14">(fonte: https://dot.ca.gov/-/media/dot-media/programs/research-innovation-system-information/documents/final-reports/ca18-3137-finalreport-a11y.pdf)</text:p>
      <text:p text:style-name="P14">Predictive models of urban mobility can help alleviate traffic congestion problems in future cities. State-of-the-art in travel demand forecasting is mainly concerned with long (months to years ahead) and very short term (seconds to minutes ahead) models. Long term forecasts aim at urban infrastructure planning, while short term predictions typically use high-resolution freeway detector/camera data to project traffic conditions in the near future. In this report, we present a <text:soft-page-break/>medium term (hours to days ahead) travel demand forecast system. Our approach is designed to use cellular data that is collected passively, continuously and in real time to predict the intended travel plans of anonymized and aggregated individual travelers. The traffic conditions derived through traffic simulation can overcome the data sparsity for short term prediction. The data resolution, prediction tolerance and accuracy for medium term travel demand forecast are compromises between those of long term forecast and short term prediction.</text:p>
      <text:p text:style-name="P15">(fonte: https://www.researchgate.net/publication/312344468_LSTM_Network_A_Deep_Learning_Approach_For_Short-Term_Traffic_Forecast)</text:p>
      <text:p text:style-name="P14">Short-term traffic forecast is one of the essential issues in intelligent transportation system. Accurate forecast result enables commuters make appropriate travel modes, travel routes, and departure time, which is meaningful in traffic management. To promote the forecast accuracy, a feasible way is to develop a more effective approach for traffic data analysis. The availability of abundant traffic data and computation power emerge in recent years, which motivates us to improve the accuracy of short-term traffic forecast via deep learning approaches. A novel traffic forecast model based on long short-term memory (LSTM) network is proposed. Different from conventional forecast models, the proposed LSTM network considers temporal-spatial correlation in traffic system via a two-dimensional network which is composed of many memory units. A comparison with other representative forecast models validates that the proposed LSTM network can achieve a better performance.</text:p>
      <text:p text:style-name="P18"><text:span text:style-name="T29">(fonte: </text:span><text:bookmark text:name="screen-reader-main-title"/><text:span text:style-name="T27">Short-term traffic forecasting: Where we are and where we’re going </text:span><text:span text:style-name="T29">di </text:span><text:a xlink:type="simple" xlink:href="https://www.sciencedirect.com/science/article/pii/S0968090X14000096?via%3Dihub#!" office:name="bau005" text:style-name="Internet_20_link" text:visited-style-name="Visited_20_Internet_20_Link"><text:span text:style-name="T27">Eleni I.Vlahogianni</text:span></text:a></text:p>
      <text:p text:style-name="Text_20_body"><text:a xlink:type="simple" xlink:href="https://www.sciencedirect.com/science/article/pii/S0968090X14000096?via%3Dihub#!" office:name="bau010" text:style-name="Internet_20_link" text:visited-style-name="Visited_20_Internet_20_Link"><text:span text:style-name="T27">Matthew G.Karlaftis</text:span></text:a><text:a xlink:type="simple" xlink:href="https://www.sciencedirect.com/science/article/pii/S0968090X14000096?via%3Dihub#!" office:name="bau015" text:style-name="Internet_20_link" text:visited-style-name="Visited_20_Internet_20_Link"><text:span text:style-name="T27">John C.Golias</text:span></text:a><text:span text:style-name="T29">)</text:span></text:p>
      <text:p text:style-name="P16"><text:span text:style-name="T23">(</text:span>fonte: https://kth.diva-portal.org/smash/get/diva2:1149130/FULLTEXT01.pdf)</text:p>
      <text:p text:style-name="P3"><text:span text:style-name="T23">LSTM can learn dependencies ranging over arbitrary long time intervals. LSTMovercome the vanishing gradients problem by replacing an ordinary neuron by acomplex architecture called the LSTM unit or block. An LSTM unit is made upof simpler nodes connected in a specific way. The main components of the LSTMarchitecture introduced in [19] are:1. Constant error carousel (CEC) : A central unit having a recurrent connectionwith a unit weight. The recurrent connection represents a feedback loop witha time step equal to 1. The CEC’s activation is the internal state which actsas the memory for past information.2. Input Gate: A multiplicative unit which protects the information stored inCEC from disturbance by irrelevant inputs.3. Output Gate: A multiplicative unit which protects other units from interfer-ence by information stored in CEC.The input and output gate control access to the CEC. During training, the inputgate learns when to let new information inside the CEC. As long as the input gatehas a value of zero, no information is allowed inside. Similarly, the output gatelearns when to let information flow from the CEC. When both gates are closed(activation around zero) information or activation is trapped inside the memorycell. This allows the error signals to flow across many time steps (aided by therecurrent edge with unit weight) without encountering the problem of vanishinggradients. The problem of exploding gradients is taken care of by gradient clippingas discussed in section 2.3.1.The standard LSTM as described above performed better than RNNs in learn-ing long-range dependencies. However, in [20] a shortcoming was identified in it.On long continuous input streams without explicitly marked sequence start pointsand end points, the LSTM state would grow unbounded and eventually cause thenetwork to become unstable. The model would fail to learn the cycles or sequencesin data. The LSTM state would not be reset unless the input stream was manuallyseparated into appropriately sized sequences. Ideally, the LSTM should learn toreset the memory cell contents after it finishes processing a sequence and beforestarting a new sequence. To </text:span><text:soft-page-break/><text:span text:style-name="T23">solve this issue, a new LSTM architecture withfor-get gateswas introduced in [20]. Forget gates learn to reset the LSTM memorywhen starting new sequences. A number of other modifications and variations ofthe LSTM architecture have been proposed, however as documented in [21] all the14</text:span></text:p>
      <text:p text:style-name="P3">CHAPTER 2. RELEVANT THEORYvariants have similar performance. Since simpler architectures are preferable, weuse LSTM with forget gates in this thesis project. We describe this architecture inmore detail next.2.4.1 LSTM with Forget GatesThe architecture of an LSTM unit with forget gates is shown in figure 2.4 and isthe architecture used for rest of this report. The main components of the LSTMunit are:1. Input: The LSTM unit takes the current input vector denoted byxtand theoutput from the previous time step (through the recurrent edges) denoted byht−1. The weighted inputs are summed and passed through tanh activation,resulting inzt.2. Input gate: The input gate readsxtandht−1, computes the weighted sum,and applies sigmoid activation. The resultitis multiplied with thezt, toprovide the input flowing into the memory cell.3. Forget gate: The forget gate is the mechanism through which an LSTM learnsto reset the memory contents when they become old and are no longer rele-vant. This may happen for example when the network starts processing a newsequence. The forget gate readsxtandht−1and applies a sigmoid activationto weighted inputs. The result,ftis multiplied by the cell state at previoustime step i.e.st−1which allows forforgettingthe memory contents which areno longer needed.4. Memory cell: This comprises of the CEC, having a recurrent edge with unitweight. The current cell statestis computed by forgetting irrelevant informa-tion (if any) from the previous time step and accepting relevant information(if any) from the current input.5. Output gate: Output gate takes the weighted sum ofxtandht−1and appliessigmoid activation to control what information would flow out of the LSTMunit.6. Output: The output of the LSTM unit,ht, is computed by passing the cellstatestthrough a tanh and multiplying it with the output gate,ot.The functioning of the LSTM unit can be represented by the follow<text:span text:style-name="T23">ing set of CHAPTER 2. RELEVANT THEORYFigure 2.4:A LSTM unit with forget gates.A schematic diagram of the LSTM unitwith forget gates as introduced in [20]. Image adapted from [21].equations:zt=tanh(Wzxt+Rzht−1+bz)(input)it=σ(Wixt+Riht−1+bi)(input gate)ft=σ(Wfxt+Rfht−1+bf)(forget gate)ot=σ(Woxt+Roht−1+bo)(output gate)st=ztit+st−1ft(cell state)ht=tanh(st)ot(output)(2.10)TheW∗s are input weights, theR∗s are recurrent weights, andb∗s are the biases.Note:From here on we will use the terms RNN and LSTM RNN interchange-ably to refer to an RNN with LSTM units. The vanilla RNN architecture presentedin section 2.3 will be referred to as standard RNN. Also note that we always useLSTM units with a single memory cell.</text:span></text:p>
      <text:p text:style-name="P3"/>
      <text:p text:style-name="P3"/>
      <text:p text:style-name="P3"><text:span text:style-name="T23">One approach for temporal anomaly detection has been to build prediction mod-els and use the prediction errors (the difference between the predicted values andthe actual values) to compute an anomaly score [4]. A wide variety of simple tocomplex prediction models have been employed. In [25] a simple window-basedapproach is used to calculate the median of recent values as the predicted value,and a threshold on the prediction errors is used to flag outliers. In [26] the authorsbuild a one-step-ahead prediction model. A data point is considered an anomaly ifit falls outside a prediction interval computed using the standard deviation of theprediction errors. The authors compare different prediction models: naive predic-tor, nearest cluster, multilayer perceptron, and a single-layer linear net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serif" svg:font-family="serif"/>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20:51:28.340716271</meta:creation-date>
    <dc:date>2020-10-26T23:15:20.582754666</dc:date>
    <meta:editing-duration>PT2M9S</meta:editing-duration>
    <meta:editing-cycles>1</meta:editing-cycles>
    <meta:document-statistic meta:table-count="0" meta:image-count="0" meta:object-count="0" meta:page-count="6" meta:paragraph-count="55" meta:word-count="2931" meta:character-count="21011" meta:non-whitespace-character-count="18127"/>
    <meta:generator>LibreOffice/6.4.6.2$Linux_X86_64 LibreOffice_project/40$Build-2</meta:generator>
  </office:meta>
</office:document-meta>
</file>